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odeId</text:p>
          </table:table-cell>
          <table:table-cell table:style-name="ce1" office:value-type="string" calcext:value-type="string">
            <text:p>connectedNodeId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float" office:value="36" calcext:value-type="float">
            <text:p>3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float" office:value="37" calcext:value-type="float">
            <text:p>3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78" calcext:value-type="float">
            <text:p>7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" calcext:value-type="float">
            <text:p>9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float" office:value="91" calcext:value-type="float">
            <text:p>9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float" office:value="82" calcext:value-type="float">
            <text:p>8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float" office:value="92" calcext:value-type="float">
            <text:p>9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float" office:value="82" calcext:value-type="float">
            <text:p>8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float" office:value="93" calcext:value-type="float">
            <text:p>9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float" office:value="83" calcext:value-type="float">
            <text:p>8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float" office:value="94" calcext:value-type="float">
            <text:p>9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float" office:value="83" calcext:value-type="float">
            <text:p>8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float" office:value="95" calcext:value-type="float">
            <text:p>9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float" office:value="84" calcext:value-type="float">
            <text:p>8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float" office:value="96" calcext:value-type="float">
            <text:p>9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float" office:value="84" calcext:value-type="float">
            <text:p>8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3" calcext:value-type="float">
            <text:p>7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float" office:value="97" calcext:value-type="float">
            <text:p>9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float" office:value="85" calcext:value-type="float">
            <text:p>8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float" office:value="98" calcext:value-type="float">
            <text:p>9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float" office:value="85" calcext:value-type="float">
            <text:p>8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float" office:value="21" calcext:value-type="float">
            <text:p>2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float" office:value="99" calcext:value-type="float">
            <text:p>9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float" office:value="68" calcext:value-type="float">
            <text:p>6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78" calcext:value-type="float">
            <text:p>7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8" calcext:value-type="float">
            <text:p>6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101" calcext:value-type="float">
            <text:p>10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79" calcext:value-type="float">
            <text:p>7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float" office:value="77" calcext:value-type="float">
            <text:p>7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6" calcext:value-type="float">
            <text:p>2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01" calcext:value-type="float">
            <text:p>10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float" office:value="27" calcext:value-type="float">
            <text:p>2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float" office:value="31" calcext:value-type="float">
            <text:p>3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1" calcext:value-type="float">
            <text:p>10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3" calcext:value-type="float">
            <text:p>10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1" calcext:value-type="float">
            <text:p>10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104" calcext:value-type="float">
            <text:p>10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04" calcext:value-type="float">
            <text:p>10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float" office:value="27" calcext:value-type="float">
            <text:p>2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float" office:value="42" calcext:value-type="float">
            <text:p>4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2" calcext:value-type="float">
            <text:p>4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float" office:value="27" calcext:value-type="float">
            <text:p>2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float" office:value="44" calcext:value-type="float">
            <text:p>4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4" calcext:value-type="float">
            <text:p>4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float" office:value="27" calcext:value-type="float">
            <text:p>2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float" office:value="46" calcext:value-type="float">
            <text:p>4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6" calcext:value-type="float">
            <text:p>4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float" office:value="27" calcext:value-type="float">
            <text:p>2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float" office:value="48" calcext:value-type="float">
            <text:p>4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float" office:value="48" calcext:value-type="float">
            <text:p>4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31" calcext:value-type="float">
            <text:p>3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float" office:value="31" calcext:value-type="float">
            <text:p>3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2" calcext:value-type="float">
            <text:p>5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float" office:value="52" calcext:value-type="float">
            <text:p>5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float" office:value="31" calcext:value-type="float">
            <text:p>3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float" office:value="57" calcext:value-type="float">
            <text:p>5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float" office:value="31" calcext:value-type="float">
            <text:p>3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8" calcext:value-type="float">
            <text:p>5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float" office:value="58" calcext:value-type="float">
            <text:p>5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8" calcext:value-type="float">
            <text:p>3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4" calcext:value-type="float">
            <text:p>10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6" calcext:value-type="float">
            <text:p>10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4" calcext:value-type="float">
            <text:p>10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07" calcext:value-type="float">
            <text:p>10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2" calcext:value-type="float">
            <text:p>4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4" calcext:value-type="float">
            <text:p>4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6" calcext:value-type="float">
            <text:p>4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8" calcext:value-type="float">
            <text:p>4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2" calcext:value-type="float">
            <text:p>5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8" calcext:value-type="float">
            <text:p>5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float" office:value="77" calcext:value-type="float">
            <text:p>7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float" office:value="42" calcext:value-type="float">
            <text:p>4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float" office:value="77" calcext:value-type="float">
            <text:p>7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float" office:value="44" calcext:value-type="float">
            <text:p>4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float" office:value="77" calcext:value-type="float">
            <text:p>7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float" office:value="46" calcext:value-type="float">
            <text:p>4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7" calcext:value-type="float">
            <text:p>7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float" office:value="48" calcext:value-type="float">
            <text:p>4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26" calcext:value-type="float">
            <text:p>2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float" office:value="26" calcext:value-type="float">
            <text:p>2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float" office:value="52" calcext:value-type="float">
            <text:p>5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6" calcext:value-type="float">
            <text:p>2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float" office:value="26" calcext:value-type="float">
            <text:p>2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float" office:value="58" calcext:value-type="float">
            <text:p>5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75" calcext:value-type="float">
            <text:p>7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79" calcext:value-type="float">
            <text:p>7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float" office:value="68" calcext:value-type="float">
            <text:p>6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68" calcext:value-type="float">
            <text:p>6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float" office:value="78" calcext:value-type="float">
            <text:p>7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78" calcext:value-type="float">
            <text:p>7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float" office:value="79" calcext:value-type="float">
            <text:p>7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79" calcext:value-type="float">
            <text:p>7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float" office:value="82" calcext:value-type="float">
            <text:p>8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82" calcext:value-type="float">
            <text:p>8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float" office:value="83" calcext:value-type="float">
            <text:p>8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83" calcext:value-type="float">
            <text:p>8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float" office:value="84" calcext:value-type="float">
            <text:p>8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84" calcext:value-type="float">
            <text:p>8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float" office:value="85" calcext:value-type="float">
            <text:p>8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85" calcext:value-type="float">
            <text:p>8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86" calcext:value-type="float">
            <text:p>8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87" calcext:value-type="float">
            <text:p>8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float" office:value="88" calcext:value-type="float">
            <text:p>8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float" office:value="89" calcext:value-type="float">
            <text:p>8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29" calcext:value-type="float">
            <text:p>2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7" calcext:value-type="float">
            <text:p>10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90" calcext:value-type="float">
            <text:p>9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08" calcext:value-type="float">
            <text:p>10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8" calcext:value-type="float">
            <text:p>10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90" calcext:value-type="float">
            <text:p>9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09" calcext:value-type="float">
            <text:p>10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9" calcext:value-type="float">
            <text:p>10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90" calcext:value-type="float">
            <text:p>9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26" calcext:value-type="float">
            <text:p>12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73" calcext:value-type="float">
            <text:p>7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13" calcext:value-type="float">
            <text:p>11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73" calcext:value-type="float">
            <text:p>7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14" calcext:value-type="float">
            <text:p>11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73" calcext:value-type="float">
            <text:p>7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15" calcext:value-type="float">
            <text:p>11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73" calcext:value-type="float">
            <text:p>7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16" calcext:value-type="float">
            <text:p>11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73" calcext:value-type="float">
            <text:p>7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17" calcext:value-type="float">
            <text:p>11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73" calcext:value-type="float">
            <text:p>7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26" calcext:value-type="float">
            <text:p>12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13" calcext:value-type="float">
            <text:p>11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14" calcext:value-type="float">
            <text:p>11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15" calcext:value-type="float">
            <text:p>11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17" calcext:value-type="float">
            <text:p>11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10" calcext:value-type="float">
            <text:p>11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0" calcext:value-type="float">
            <text:p>11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90" calcext:value-type="float">
            <text:p>9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11" calcext:value-type="float">
            <text:p>11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6" calcext:value-type="float">
            <text:p>12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13" calcext:value-type="float">
            <text:p>11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14" calcext:value-type="float">
            <text:p>11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1" calcext:value-type="float">
            <text:p>11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90" calcext:value-type="float">
            <text:p>9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12" calcext:value-type="float">
            <text:p>1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2" calcext:value-type="float">
            <text:p>1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90" calcext:value-type="float">
            <text:p>9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16" calcext:value-type="float">
            <text:p>11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17" calcext:value-type="float">
            <text:p>11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126" calcext:value-type="float">
            <text:p>12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113" calcext:value-type="float">
            <text:p>11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114" calcext:value-type="float">
            <text:p>11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115" calcext:value-type="float">
            <text:p>11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116" calcext:value-type="float">
            <text:p>11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117" calcext:value-type="float">
            <text:p>11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126" calcext:value-type="float">
            <text:p>12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114" calcext:value-type="float">
            <text:p>11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26" calcext:value-type="float">
            <text:p>12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13" calcext:value-type="float">
            <text:p>11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14" calcext:value-type="float">
            <text:p>11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15" calcext:value-type="float">
            <text:p>11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16" calcext:value-type="float">
            <text:p>11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17" calcext:value-type="float">
            <text:p>11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6" calcext:value-type="float">
            <text:p>12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3" calcext:value-type="float">
            <text:p>11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4" calcext:value-type="float">
            <text:p>11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5" calcext:value-type="float">
            <text:p>11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6" calcext:value-type="float">
            <text:p>11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7" calcext:value-type="float">
            <text:p>11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25" calcext:value-type="float">
            <text:p>12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73" calcext:value-type="float">
            <text:p>7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18" calcext:value-type="float">
            <text:p>11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73" calcext:value-type="float">
            <text:p>7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19" calcext:value-type="float">
            <text:p>11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73" calcext:value-type="float">
            <text:p>7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3" calcext:value-type="float">
            <text:p>7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21" calcext:value-type="float">
            <text:p>12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73" calcext:value-type="float">
            <text:p>7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22" calcext:value-type="float">
            <text:p>12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73" calcext:value-type="float">
            <text:p>7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25" calcext:value-type="float">
            <text:p>12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3" calcext:value-type="float">
            <text:p>12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123" calcext:value-type="float">
            <text:p>12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1" calcext:value-type="float">
            <text:p>12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7" calcext:value-type="float">
            <text:p>12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127" calcext:value-type="float">
            <text:p>12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8" calcext:value-type="float">
            <text:p>12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128" calcext:value-type="float">
            <text:p>12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18" calcext:value-type="float">
            <text:p>11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29" calcext:value-type="float">
            <text:p>12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29" calcext:value-type="float">
            <text:p>12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21" calcext:value-type="float">
            <text:p>12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25" calcext:value-type="float">
            <text:p>12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31" calcext:value-type="float">
            <text:p>13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1" calcext:value-type="float">
            <text:p>13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19" calcext:value-type="float">
            <text:p>11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32" calcext:value-type="float">
            <text:p>13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2" calcext:value-type="float">
            <text:p>13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19" calcext:value-type="float">
            <text:p>11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33" calcext:value-type="float">
            <text:p>13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3" calcext:value-type="float">
            <text:p>13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34" calcext:value-type="float">
            <text:p>13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4" calcext:value-type="float">
            <text:p>13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35" calcext:value-type="float">
            <text:p>13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5" calcext:value-type="float">
            <text:p>13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22" calcext:value-type="float">
            <text:p>12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36" calcext:value-type="float">
            <text:p>13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6" calcext:value-type="float">
            <text:p>13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float" office:value="137" calcext:value-type="float">
            <text:p>13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float" office:value="138" calcext:value-type="float">
            <text:p>13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float" office:value="139" calcext:value-type="float">
            <text:p>13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float" office:value="140" calcext:value-type="float">
            <text:p>14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float" office:value="141" calcext:value-type="float">
            <text:p>14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float" office:value="142" calcext:value-type="float">
            <text:p>14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float" office:value="143" calcext:value-type="float">
            <text:p>14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float" office:value="144" calcext:value-type="float">
            <text:p>14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float" office:value="146" calcext:value-type="float">
            <text:p>14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47" calcext:value-type="float">
            <text:p>14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float" office:value="147" calcext:value-type="float">
            <text:p>14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90" calcext:value-type="float">
            <text:p>9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48" calcext:value-type="float">
            <text:p>14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float" office:value="148" calcext:value-type="float">
            <text:p>14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90" calcext:value-type="float">
            <text:p>9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90" calcext:value-type="float">
            <text:p>9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50" calcext:value-type="float">
            <text:p>15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float" office:value="150" calcext:value-type="float">
            <text:p>15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0" calcext:value-type="float">
            <text:p>9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51" calcext:value-type="float">
            <text:p>15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51" calcext:value-type="float">
            <text:p>15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37" calcext:value-type="float">
            <text:p>3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37" calcext:value-type="float">
            <text:p>3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53" calcext:value-type="float">
            <text:p>15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53" calcext:value-type="float">
            <text:p>15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37" calcext:value-type="float">
            <text:p>3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54" calcext:value-type="float">
            <text:p>15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54" calcext:value-type="float">
            <text:p>15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37" calcext:value-type="float">
            <text:p>3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55" calcext:value-type="float">
            <text:p>15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55" calcext:value-type="float">
            <text:p>15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37" calcext:value-type="float">
            <text:p>3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56" calcext:value-type="float">
            <text:p>15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56" calcext:value-type="float">
            <text:p>15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37" calcext:value-type="float">
            <text:p>3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57" calcext:value-type="float">
            <text:p>15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57" calcext:value-type="float">
            <text:p>15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37" calcext:value-type="float">
            <text:p>3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58" calcext:value-type="float">
            <text:p>15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58" calcext:value-type="float">
            <text:p>15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37" calcext:value-type="float">
            <text:p>3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59" calcext:value-type="float">
            <text:p>15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59" calcext:value-type="float">
            <text:p>15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37" calcext:value-type="float">
            <text:p>3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0" calcext:value-type="float">
            <text:p>16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60" calcext:value-type="float">
            <text:p>16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7" calcext:value-type="float">
            <text:p>3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1" calcext:value-type="float">
            <text:p>16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1" calcext:value-type="float">
            <text:p>16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2" calcext:value-type="float">
            <text:p>16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2" calcext:value-type="float">
            <text:p>16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3" calcext:value-type="float">
            <text:p>16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3" calcext:value-type="float">
            <text:p>16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4" calcext:value-type="float">
            <text:p>16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4" calcext:value-type="float">
            <text:p>16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5" calcext:value-type="float">
            <text:p>16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5" calcext:value-type="float">
            <text:p>16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6" calcext:value-type="float">
            <text:p>16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6" calcext:value-type="float">
            <text:p>16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7" calcext:value-type="float">
            <text:p>16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7" calcext:value-type="float">
            <text:p>16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8" calcext:value-type="float">
            <text:p>16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8" calcext:value-type="float">
            <text:p>16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9" calcext:value-type="float">
            <text:p>16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9" calcext:value-type="float">
            <text:p>16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0" calcext:value-type="float">
            <text:p>17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0" calcext:value-type="float">
            <text:p>17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1" calcext:value-type="float">
            <text:p>17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71" calcext:value-type="float">
            <text:p>17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2" calcext:value-type="float">
            <text:p>17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72" calcext:value-type="float">
            <text:p>17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3" calcext:value-type="float">
            <text:p>17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73" calcext:value-type="float">
            <text:p>17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4" calcext:value-type="float">
            <text:p>17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74" calcext:value-type="float">
            <text:p>17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5" calcext:value-type="float">
            <text:p>17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75" calcext:value-type="float">
            <text:p>17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6" calcext:value-type="float">
            <text:p>17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76" calcext:value-type="float">
            <text:p>17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7" calcext:value-type="float">
            <text:p>17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77" calcext:value-type="float">
            <text:p>17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8" calcext:value-type="float">
            <text:p>17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78" calcext:value-type="float">
            <text:p>17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9" calcext:value-type="float">
            <text:p>17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79" calcext:value-type="float">
            <text:p>17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80" calcext:value-type="float">
            <text:p>18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80" calcext:value-type="float">
            <text:p>18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float" office:value="181" calcext:value-type="float">
            <text:p>18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79" calcext:value-type="float">
            <text:p>7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float" office:value="182" calcext:value-type="float">
            <text:p>18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79" calcext:value-type="float">
            <text:p>7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float" office:value="183" calcext:value-type="float">
            <text:p>18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79" calcext:value-type="float">
            <text:p>7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float" office:value="184" calcext:value-type="float">
            <text:p>18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79" calcext:value-type="float">
            <text:p>7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float" office:value="185" calcext:value-type="float">
            <text:p>18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79" calcext:value-type="float">
            <text:p>7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float" office:value="186" calcext:value-type="float">
            <text:p>18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79" calcext:value-type="float">
            <text:p>7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float" office:value="187" calcext:value-type="float">
            <text:p>18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79" calcext:value-type="float">
            <text:p>7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float" office:value="188" calcext:value-type="float">
            <text:p>18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79" calcext:value-type="float">
            <text:p>7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float" office:value="189" calcext:value-type="float">
            <text:p>18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79" calcext:value-type="float">
            <text:p>7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float" office:value="190" calcext:value-type="float">
            <text:p>19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79" calcext:value-type="float">
            <text:p>7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181" calcext:value-type="float">
            <text:p>18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91" calcext:value-type="float">
            <text:p>19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82" calcext:value-type="float">
            <text:p>18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92" calcext:value-type="float">
            <text:p>19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183" calcext:value-type="float">
            <text:p>18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93" calcext:value-type="float">
            <text:p>19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184" calcext:value-type="float">
            <text:p>18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94" calcext:value-type="float">
            <text:p>19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85" calcext:value-type="float">
            <text:p>18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95" calcext:value-type="float">
            <text:p>19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86" calcext:value-type="float">
            <text:p>18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196" calcext:value-type="float">
            <text:p>19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187" calcext:value-type="float">
            <text:p>18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97" calcext:value-type="float">
            <text:p>19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188" calcext:value-type="float">
            <text:p>18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98" calcext:value-type="float">
            <text:p>19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189" calcext:value-type="float">
            <text:p>18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199" calcext:value-type="float">
            <text:p>19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90" calcext:value-type="float">
            <text:p>19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200" calcext:value-type="float">
            <text:p>20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181" calcext:value-type="float">
            <text:p>18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201" calcext:value-type="float">
            <text:p>20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182" calcext:value-type="float">
            <text:p>18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202" calcext:value-type="float">
            <text:p>20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183" calcext:value-type="float">
            <text:p>18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203" calcext:value-type="float">
            <text:p>20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184" calcext:value-type="float">
            <text:p>18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204" calcext:value-type="float">
            <text:p>20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185" calcext:value-type="float">
            <text:p>18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205" calcext:value-type="float">
            <text:p>20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186" calcext:value-type="float">
            <text:p>18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206" calcext:value-type="float">
            <text:p>20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187" calcext:value-type="float">
            <text:p>18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207" calcext:value-type="float">
            <text:p>20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88" calcext:value-type="float">
            <text:p>18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208" calcext:value-type="float">
            <text:p>20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189" calcext:value-type="float">
            <text:p>18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209" calcext:value-type="float">
            <text:p>20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90" calcext:value-type="float">
            <text:p>19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210" calcext:value-type="float">
            <text:p>21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float" office:value="211" calcext:value-type="float">
            <text:p>21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211" calcext:value-type="float">
            <text:p>21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16:12:05.826478585</meta:creation-date>
    <dc:date>2024-08-08T00:21:09.617189534</dc:date>
    <meta:editing-duration>PT12M7S</meta:editing-duration>
    <meta:editing-cycles>10</meta:editing-cycles>
    <meta:generator>LibreOffice/7.3.7.2$Linux_X86_64 LibreOffice_project/30$Build-2</meta:generator>
    <meta:document-statistic meta:table-count="1" meta:cell-count="1178" meta:object-count="0"/>
  </office:meta>
</office:document-meta>
</file>